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onicXdSleep" table:style-name="ta1">
        <table:shapes>
          <draw:frame draw:z-index="0" draw:style-name="gr1" draw:text-style-name="P1" svg:width="453.51pt" svg:height="255.09pt" svg:x="68.06pt" svg:y="213.65pt">
            <loext:p draw:notify-on-update-of-ranges="SonicXdSleep.A5:SonicXdSleep.A14 SonicXdSleep.B3:SonicXdSleep.B3 SonicXdSleep.B5:SonicXdSleep.B14 SonicXdSleep.D3:SonicXdSleep.D3 SonicXdSleep.D5:SonicXdSleep.D14 SonicXdSleep.F3:SonicXdSleep.F3 SonicXdSleep.F5:SonicXdSleep.F14 SonicXdSleep.H3:SonicXdSleep.H3 SonicXdSleep.H5:SonicXdSleep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9.65pt" svg:y="475.68pt">
            <loext:p draw:notify-on-update-of-ranges="SonicXdSleep.A5:SonicXdSleep.A14 SonicXdSleep.B3:SonicXdSleep.B3 SonicXdSleep.C5:SonicXdSleep.C14 SonicXdSleep.D3:SonicXdSleep.D3 SonicXdSleep.E5:SonicXdSleep.E14 SonicXdSleep.F3:SonicXdSleep.F3 SonicXdSleep.G5:SonicXdSleep.G14 SonicXdSleep.H3:SonicXdSleep.H3 SonicXdSleep.I5:SonicXdSleep.I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Xd: 5 usec</text:p>
          </table:table-cell>
          <table:table-cell/>
          <table:table-cell office:value-type="string" calcext:value-type="string">
            <text:p>Xd: 5000 usec</text:p>
          </table:table-cell>
          <table:table-cell/>
          <table:table-cell office:value-type="string" calcext:value-type="string">
            <text:p>Xd: 50000 usec</text:p>
          </table:table-cell>
          <table:table-cell/>
          <table:table-cell office:value-type="string" calcext:value-type="string">
            <text:p>Xd: 500000 usec</text:p>
          </table:table-cell>
          <table:table-cell/>
        </table:table-row>
        <table:table-row table:style-name="ro1">
          <table:table-cell office:value-type="string" calcext:value-type="string">
            <text:p>Currently running – IDLE</text:p>
          </table:table-cell>
          <table:table-cell office:value-type="string" calcext:value-type="string">
            <text:p>Phase1</text:p>
          </table:table-cell>
          <table:table-cell office:value-type="string" calcext:value-type="string">
            <text:p>Phase 2</text:p>
          </table:table-cell>
          <table:table-cell office:value-type="string" calcext:value-type="string">
            <text:p>Phase1</text:p>
          </table:table-cell>
          <table:table-cell office:value-type="string" calcext:value-type="string">
            <text:p>Phase 2</text:p>
          </table:table-cell>
          <table:table-cell office:value-type="string" calcext:value-type="string">
            <text:p>Phase1</text:p>
          </table:table-cell>
          <table:table-cell office:value-type="string" calcext:value-type="string">
            <text:p>Phase 2</text:p>
          </table:table-cell>
          <table:table-cell office:value-type="string" calcext:value-type="string">
            <text:p>Phase1</text:p>
          </table:table-cell>
          <table:table-cell office:value-type="string" calcext:value-type="string">
            <text:p>Phase 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049" calcext:value-type="float">
            <text:p>255049</text:p>
          </table:table-cell>
          <table:table-cell office:value-type="float" office:value="6509975" calcext:value-type="float">
            <text:p>6509975</text:p>
          </table:table-cell>
          <table:table-cell office:value-type="float" office:value="183591" calcext:value-type="float">
            <text:p>183591</text:p>
          </table:table-cell>
          <table:table-cell office:value-type="float" office:value="6528344" calcext:value-type="float">
            <text:p>6528344</text:p>
          </table:table-cell>
          <table:table-cell office:value-type="float" office:value="234647" calcext:value-type="float">
            <text:p>234647</text:p>
          </table:table-cell>
          <table:table-cell office:value-type="float" office:value="6498696" calcext:value-type="float">
            <text:p>6498696</text:p>
          </table:table-cell>
          <table:table-cell office:value-type="float" office:value="203441" calcext:value-type="float">
            <text:p>203441</text:p>
          </table:table-cell>
          <table:table-cell office:value-type="float" office:value="6553550" calcext:value-type="float">
            <text:p>65535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9570" calcext:value-type="float">
            <text:p>249570</text:p>
          </table:table-cell>
          <table:table-cell office:value-type="float" office:value="6460289" calcext:value-type="float">
            <text:p>6460289</text:p>
          </table:table-cell>
          <table:table-cell office:value-type="float" office:value="182804" calcext:value-type="float">
            <text:p>182804</text:p>
          </table:table-cell>
          <table:table-cell office:value-type="float" office:value="6638052" calcext:value-type="float">
            <text:p>6638052</text:p>
          </table:table-cell>
          <table:table-cell office:value-type="float" office:value="214649" calcext:value-type="float">
            <text:p>214649</text:p>
          </table:table-cell>
          <table:table-cell office:value-type="float" office:value="6465788" calcext:value-type="float">
            <text:p>6465788</text:p>
          </table:table-cell>
          <table:table-cell office:value-type="float" office:value="219187" calcext:value-type="float">
            <text:p>219187</text:p>
          </table:table-cell>
          <table:table-cell office:value-type="float" office:value="6394763" calcext:value-type="float">
            <text:p>63947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5541" calcext:value-type="float">
            <text:p>245541</text:p>
          </table:table-cell>
          <table:table-cell office:value-type="float" office:value="6434556" calcext:value-type="float">
            <text:p>6434556</text:p>
          </table:table-cell>
          <table:table-cell office:value-type="float" office:value="185815" calcext:value-type="float">
            <text:p>185815</text:p>
          </table:table-cell>
          <table:table-cell office:value-type="float" office:value="6544246" calcext:value-type="float">
            <text:p>6544246</text:p>
          </table:table-cell>
          <table:table-cell office:value-type="float" office:value="198160" calcext:value-type="float">
            <text:p>198160</text:p>
          </table:table-cell>
          <table:table-cell office:value-type="float" office:value="6422193" calcext:value-type="float">
            <text:p>6422193</text:p>
          </table:table-cell>
          <table:table-cell office:value-type="float" office:value="248431" calcext:value-type="float">
            <text:p>248431</text:p>
          </table:table-cell>
          <table:table-cell office:value-type="float" office:value="6438664" calcext:value-type="float">
            <text:p>64386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2822" calcext:value-type="float">
            <text:p>252822</text:p>
          </table:table-cell>
          <table:table-cell office:value-type="float" office:value="6434750" calcext:value-type="float">
            <text:p>6434750</text:p>
          </table:table-cell>
          <table:table-cell office:value-type="float" office:value="202556" calcext:value-type="float">
            <text:p>202556</text:p>
          </table:table-cell>
          <table:table-cell office:value-type="float" office:value="6503103" calcext:value-type="float">
            <text:p>6503103</text:p>
          </table:table-cell>
          <table:table-cell office:value-type="float" office:value="207481" calcext:value-type="float">
            <text:p>207481</text:p>
          </table:table-cell>
          <table:table-cell office:value-type="float" office:value="6466727" calcext:value-type="float">
            <text:p>6466727</text:p>
          </table:table-cell>
          <table:table-cell office:value-type="float" office:value="287683" calcext:value-type="float">
            <text:p>287683</text:p>
          </table:table-cell>
          <table:table-cell office:value-type="float" office:value="6494800" calcext:value-type="float">
            <text:p>64948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5501" calcext:value-type="float">
            <text:p>215501</text:p>
          </table:table-cell>
          <table:table-cell office:value-type="float" office:value="6434077" calcext:value-type="float">
            <text:p>6434077</text:p>
          </table:table-cell>
          <table:table-cell office:value-type="float" office:value="197379" calcext:value-type="float">
            <text:p>197379</text:p>
          </table:table-cell>
          <table:table-cell office:value-type="float" office:value="6509305" calcext:value-type="float">
            <text:p>6509305</text:p>
          </table:table-cell>
          <table:table-cell office:value-type="float" office:value="228489" calcext:value-type="float">
            <text:p>228489</text:p>
          </table:table-cell>
          <table:table-cell office:value-type="float" office:value="6404049" calcext:value-type="float">
            <text:p>6404049</text:p>
          </table:table-cell>
          <table:table-cell office:value-type="float" office:value="216820" calcext:value-type="float">
            <text:p>216820</text:p>
          </table:table-cell>
          <table:table-cell office:value-type="float" office:value="6417220" calcext:value-type="float">
            <text:p>64172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5809" calcext:value-type="float">
            <text:p>235809</text:p>
          </table:table-cell>
          <table:table-cell office:value-type="float" office:value="6432871" calcext:value-type="float">
            <text:p>6432871</text:p>
          </table:table-cell>
          <table:table-cell office:value-type="float" office:value="213506" calcext:value-type="float">
            <text:p>213506</text:p>
          </table:table-cell>
          <table:table-cell office:value-type="float" office:value="6533440" calcext:value-type="float">
            <text:p>6533440</text:p>
          </table:table-cell>
          <table:table-cell office:value-type="float" office:value="231362" calcext:value-type="float">
            <text:p>231362</text:p>
          </table:table-cell>
          <table:table-cell office:value-type="float" office:value="6430878" calcext:value-type="float">
            <text:p>6430878</text:p>
          </table:table-cell>
          <table:table-cell office:value-type="float" office:value="235599" calcext:value-type="float">
            <text:p>235599</text:p>
          </table:table-cell>
          <table:table-cell office:value-type="float" office:value="6430975" calcext:value-type="float">
            <text:p>64309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8420" calcext:value-type="float">
            <text:p>298420</text:p>
          </table:table-cell>
          <table:table-cell office:value-type="float" office:value="6446171" calcext:value-type="float">
            <text:p>6446171</text:p>
          </table:table-cell>
          <table:table-cell office:value-type="float" office:value="276219" calcext:value-type="float">
            <text:p>276219</text:p>
          </table:table-cell>
          <table:table-cell office:value-type="float" office:value="6491884" calcext:value-type="float">
            <text:p>6491884</text:p>
          </table:table-cell>
          <table:table-cell office:value-type="float" office:value="289180" calcext:value-type="float">
            <text:p>289180</text:p>
          </table:table-cell>
          <table:table-cell office:value-type="float" office:value="6441101" calcext:value-type="float">
            <text:p>6441101</text:p>
          </table:table-cell>
          <table:table-cell office:value-type="float" office:value="297078" calcext:value-type="float">
            <text:p>297078</text:p>
          </table:table-cell>
          <table:table-cell office:value-type="float" office:value="6428067" calcext:value-type="float">
            <text:p>64280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33121" calcext:value-type="float">
            <text:p>533121</text:p>
          </table:table-cell>
          <table:table-cell office:value-type="float" office:value="6308737" calcext:value-type="float">
            <text:p>6308737</text:p>
          </table:table-cell>
          <table:table-cell office:value-type="float" office:value="498641" calcext:value-type="float">
            <text:p>498641</text:p>
          </table:table-cell>
          <table:table-cell office:value-type="float" office:value="6664618" calcext:value-type="float">
            <text:p>6664618</text:p>
          </table:table-cell>
          <table:table-cell office:value-type="float" office:value="503801" calcext:value-type="float">
            <text:p>503801</text:p>
          </table:table-cell>
          <table:table-cell office:value-type="float" office:value="6419299" calcext:value-type="float">
            <text:p>6419299</text:p>
          </table:table-cell>
          <table:table-cell office:value-type="float" office:value="525618" calcext:value-type="float">
            <text:p>525618</text:p>
          </table:table-cell>
          <table:table-cell office:value-type="float" office:value="6440228" calcext:value-type="float">
            <text:p>64402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90990" calcext:value-type="float">
            <text:p>1290990</text:p>
          </table:table-cell>
          <table:table-cell office:value-type="float" office:value="6380074" calcext:value-type="float">
            <text:p>6380074</text:p>
          </table:table-cell>
          <table:table-cell office:value-type="float" office:value="1253111" calcext:value-type="float">
            <text:p>1253111</text:p>
          </table:table-cell>
          <table:table-cell office:value-type="float" office:value="6403901" calcext:value-type="float">
            <text:p>6403901</text:p>
          </table:table-cell>
          <table:table-cell office:value-type="float" office:value="1238051" calcext:value-type="float">
            <text:p>1238051</text:p>
          </table:table-cell>
          <table:table-cell office:value-type="float" office:value="6367137" calcext:value-type="float">
            <text:p>6367137</text:p>
          </table:table-cell>
          <table:table-cell office:value-type="float" office:value="1276280" calcext:value-type="float">
            <text:p>1276280</text:p>
          </table:table-cell>
          <table:table-cell office:value-type="float" office:value="6382897" calcext:value-type="float">
            <text:p>63828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69915" calcext:value-type="float">
            <text:p>4069915</text:p>
          </table:table-cell>
          <table:table-cell office:value-type="float" office:value="6396512" calcext:value-type="float">
            <text:p>6396512</text:p>
          </table:table-cell>
          <table:table-cell office:value-type="float" office:value="4018741" calcext:value-type="float">
            <text:p>4018741</text:p>
          </table:table-cell>
          <table:table-cell office:value-type="float" office:value="6416717" calcext:value-type="float">
            <text:p>6416717</text:p>
          </table:table-cell>
          <table:table-cell office:value-type="float" office:value="3924012" calcext:value-type="float">
            <text:p>3924012</text:p>
          </table:table-cell>
          <table:table-cell office:value-type="float" office:value="6411012" calcext:value-type="float">
            <text:p>6411012</text:p>
          </table:table-cell>
          <table:table-cell office:value-type="float" office:value="4043438" calcext:value-type="float">
            <text:p>4043438</text:p>
          </table:table-cell>
          <table:table-cell office:value-type="float" office:value="6393643" calcext:value-type="float">
            <text:p>6393643</text:p>
          </table:table-cell>
        </table:table-row>
      </table:table>
      <table:table table:name="SonicSched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livier</meta:initial-creator>
    <meta:creation-date>2016-07-27T19:15:56.119564463</meta:creation-date>
    <dc:date>2016-07-27T20:00:37.638453639</dc:date>
    <dc:creator>Pierre Olivier</dc:creator>
    <meta:editing-duration>PT44M40S</meta:editing-duration>
    <meta:editing-cycles>5</meta:editing-cycles>
    <meta:generator>LibreOffice/5.1.4.2$Linux_X86_64 LibreOffice_project/10m0$Build-2</meta:generator>
    <meta:document-statistic meta:table-count="2" meta:cell-count="1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1cm" svg:y="0.316cm" chart:style-name="ch2">
          <text:p>Phase 1</text:p>
        </chart:title>
        <chart:legend chart:legend-position="end" svg:x="12.063cm" svg:y="3.454cm" style:legend-expansion="high" chart:style-name="ch3"/>
        <chart:plot-area chart:style-name="ch4" table:cell-range-address="SonicXdSleep.A5:SonicXdSleep.B14 SonicXdSleep.B3:SonicXdSleep.B3 SonicXdSleep.D3:SonicXdSleep.D3 SonicXdSleep.D5:SonicXdSleep.D14 SonicXdSleep.F3:SonicXdSleep.F3 SonicXdSleep.F5:SonicXdSleep.F14 SonicXdSleep.H3:SonicXdSleep.H3 SonicXdSleep.H5:SonicXdSleep.H14" chart:data-source-has-labels="both" svg:x="1.331cm" svg:y="1.275cm" svg:width="10.412cm" svg:height="6.564cm">
          <chartooo:coordinate-region svg:x="2.878cm" svg:y="1.474cm" svg:width="8.585cm" svg:height="5.718cm"/>
          <chart:axis chart:dimension="x" chart:name="primary-x" chart:style-name="ch5" chartooo:axis-type="auto">
            <chart:title svg:x="4.575cm" svg:y="8.019cm" chart:style-name="ch6">
              <text:p>currently running IDLE uks</text:p>
            </chart:title>
            <chart:categories table:cell-range-address="SonicXdSleep.A5:SonicXdSleep.A14"/>
          </chart:axis>
          <chart:axis chart:dimension="y" chart:name="primary-y" chart:style-name="ch5">
            <chart:title svg:x="0.451cm" svg:y="5.686cm" chart:style-name="ch7">
              <text:p>Phase 1 - usec</text:p>
            </chart:title>
            <chart:grid chart:style-name="ch8" chart:class="major"/>
          </chart:axis>
          <chart:series chart:style-name="ch9" chart:values-cell-range-address="SonicXdSleep.B5:SonicXdSleep.B14" chart:label-cell-address="SonicXdSleep.B3:SonicXdSleep.B3" chart:class="chart:scatter">
            <chart:domain table:cell-range-address="SonicXdSleep.A5:SonicXdSleep.A14"/>
            <chart:data-point chart:repeated="10"/>
          </chart:series>
          <chart:series chart:style-name="ch10" chart:values-cell-range-address="SonicXdSleep.D5:SonicXdSleep.D14" chart:label-cell-address="SonicXdSleep.D3:SonicXdSleep.D3" chart:class="chart:scatter">
            <chart:data-point chart:repeated="10"/>
          </chart:series>
          <chart:series chart:style-name="ch11" chart:values-cell-range-address="SonicXdSleep.F5:SonicXdSleep.F14" chart:label-cell-address="SonicXdSleep.F3:SonicXdSleep.F3" chart:class="chart:scatter">
            <chart:data-point chart:repeated="10"/>
          </chart:series>
          <chart:series chart:style-name="ch12" chart:values-cell-range-address="SonicXdSleep.H5:SonicXdSleep.H14" chart:label-cell-address="SonicXdSleep.H3:SonicXdSleep.H3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d: 5 usec</text:p>
                <draw:g>
                  <svg:desc>SonicXdSleep.B3:SonicXdSleep.B3</svg:desc>
                </draw:g>
              </table:table-cell>
              <table:table-cell office:value-type="string">
                <text:p>Xd: 5000 usec</text:p>
                <draw:g>
                  <svg:desc>SonicXdSleep.D3:SonicXdSleep.D3</svg:desc>
                </draw:g>
              </table:table-cell>
              <table:table-cell office:value-type="string">
                <text:p>Xd: 50000 usec</text:p>
                <draw:g>
                  <svg:desc>SonicXdSleep.F3:SonicXdSleep.F3</svg:desc>
                </draw:g>
              </table:table-cell>
              <table:table-cell office:value-type="string">
                <text:p>Xd: 500000 usec</text:p>
                <draw:g>
                  <svg:desc>SonicXdSleep.H3:SonicXdSleep.H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nicXdSleep.A5:SonicXdSleep.A14</svg:desc>
                </draw:g>
              </table:table-cell>
              <table:table-cell office:value-type="float" office:value="255049">
                <text:p>255049</text:p>
                <draw:g>
                  <svg:desc>SonicXdSleep.B5:SonicXdSleep.B14</svg:desc>
                </draw:g>
              </table:table-cell>
              <table:table-cell office:value-type="float" office:value="183591">
                <text:p>183591</text:p>
                <draw:g>
                  <svg:desc>SonicXdSleep.D5:SonicXdSleep.D14</svg:desc>
                </draw:g>
              </table:table-cell>
              <table:table-cell office:value-type="float" office:value="234647">
                <text:p>234647</text:p>
                <draw:g>
                  <svg:desc>SonicXdSleep.F5:SonicXdSleep.F14</svg:desc>
                </draw:g>
              </table:table-cell>
              <table:table-cell office:value-type="float" office:value="203441">
                <text:p>203441</text:p>
                <draw:g>
                  <svg:desc>SonicXdSleep.H5:SonicXdSleep.H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9570">
                <text:p>249570</text:p>
              </table:table-cell>
              <table:table-cell office:value-type="float" office:value="182804">
                <text:p>182804</text:p>
              </table:table-cell>
              <table:table-cell office:value-type="float" office:value="214649">
                <text:p>214649</text:p>
              </table:table-cell>
              <table:table-cell office:value-type="float" office:value="219187">
                <text:p>2191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5541">
                <text:p>245541</text:p>
              </table:table-cell>
              <table:table-cell office:value-type="float" office:value="185815">
                <text:p>185815</text:p>
              </table:table-cell>
              <table:table-cell office:value-type="float" office:value="198160">
                <text:p>198160</text:p>
              </table:table-cell>
              <table:table-cell office:value-type="float" office:value="248431">
                <text:p>2484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2822">
                <text:p>252822</text:p>
              </table:table-cell>
              <table:table-cell office:value-type="float" office:value="202556">
                <text:p>202556</text:p>
              </table:table-cell>
              <table:table-cell office:value-type="float" office:value="207481">
                <text:p>207481</text:p>
              </table:table-cell>
              <table:table-cell office:value-type="float" office:value="287683">
                <text:p>28768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15501">
                <text:p>215501</text:p>
              </table:table-cell>
              <table:table-cell office:value-type="float" office:value="197379">
                <text:p>197379</text:p>
              </table:table-cell>
              <table:table-cell office:value-type="float" office:value="228489">
                <text:p>228489</text:p>
              </table:table-cell>
              <table:table-cell office:value-type="float" office:value="216820">
                <text:p>21682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35809">
                <text:p>235809</text:p>
              </table:table-cell>
              <table:table-cell office:value-type="float" office:value="213506">
                <text:p>213506</text:p>
              </table:table-cell>
              <table:table-cell office:value-type="float" office:value="231362">
                <text:p>231362</text:p>
              </table:table-cell>
              <table:table-cell office:value-type="float" office:value="235599">
                <text:p>2355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98420">
                <text:p>298420</text:p>
              </table:table-cell>
              <table:table-cell office:value-type="float" office:value="276219">
                <text:p>276219</text:p>
              </table:table-cell>
              <table:table-cell office:value-type="float" office:value="289180">
                <text:p>289180</text:p>
              </table:table-cell>
              <table:table-cell office:value-type="float" office:value="297078">
                <text:p>29707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33121">
                <text:p>533121</text:p>
              </table:table-cell>
              <table:table-cell office:value-type="float" office:value="498641">
                <text:p>498641</text:p>
              </table:table-cell>
              <table:table-cell office:value-type="float" office:value="503801">
                <text:p>503801</text:p>
              </table:table-cell>
              <table:table-cell office:value-type="float" office:value="525618">
                <text:p>52561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290990">
                <text:p>1290990</text:p>
              </table:table-cell>
              <table:table-cell office:value-type="float" office:value="1253111">
                <text:p>1253111</text:p>
              </table:table-cell>
              <table:table-cell office:value-type="float" office:value="1238051">
                <text:p>1238051</text:p>
              </table:table-cell>
              <table:table-cell office:value-type="float" office:value="1276280">
                <text:p>127628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069915">
                <text:p>4069915</text:p>
              </table:table-cell>
              <table:table-cell office:value-type="float" office:value="4018741">
                <text:p>4018741</text:p>
              </table:table-cell>
              <table:table-cell office:value-type="float" office:value="3924012">
                <text:p>3924012</text:p>
              </table:table-cell>
              <table:table-cell office:value-type="float" office:value="4043438">
                <text:p>40434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1cm" svg:y="0.316cm" chart:style-name="ch2">
          <text:p>Phase 2</text:p>
        </chart:title>
        <chart:legend chart:legend-position="end" svg:x="12.063cm" svg:y="3.454cm" style:legend-expansion="high" chart:style-name="ch3"/>
        <chart:plot-area chart:style-name="ch4" table:cell-range-address="SonicXdSleep.A5:SonicXdSleep.A14 SonicXdSleep.B3:SonicXdSleep.B3 SonicXdSleep.C5:SonicXdSleep.C14 SonicXdSleep.D3:SonicXdSleep.D3 SonicXdSleep.E5:SonicXdSleep.E14 SonicXdSleep.F3:SonicXdSleep.F3 SonicXdSleep.G5:SonicXdSleep.G14 SonicXdSleep.H3:SonicXdSleep.H3 SonicXdSleep.I5:SonicXdSleep.I14" chart:data-source-has-labels="both" svg:x="1.331cm" svg:y="1.275cm" svg:width="10.412cm" svg:height="6.564cm">
          <chartooo:coordinate-region svg:x="2.878cm" svg:y="1.474cm" svg:width="8.586cm" svg:height="5.718cm"/>
          <chart:axis chart:dimension="x" chart:name="primary-x" chart:style-name="ch5" chartooo:axis-type="auto">
            <chartooo:date-scale/>
            <chart:title svg:x="4.575cm" svg:y="8.019cm" chart:style-name="ch6">
              <text:p>currently running IDLE uks</text:p>
            </chart:title>
            <chart:categories table:cell-range-address="SonicXdSleep.A5:SonicXdSleep.A14"/>
          </chart:axis>
          <chart:axis chart:dimension="y" chart:name="primary-y" chart:style-name="ch5">
            <chart:title svg:x="0.451cm" svg:y="5.792cm" chart:style-name="ch7">
              <text:p>Phase 2 - cycles</text:p>
            </chart:title>
            <chart:grid chart:style-name="ch8" chart:class="major"/>
          </chart:axis>
          <chart:series chart:style-name="ch9" chart:values-cell-range-address="SonicXdSleep.C5:SonicXdSleep.C14" chart:label-cell-address="SonicXdSleep.B3:SonicXdSleep.B3" chart:class="chart:line">
            <chart:data-point chart:repeated="10"/>
          </chart:series>
          <chart:series chart:style-name="ch10" chart:values-cell-range-address="SonicXdSleep.E5:SonicXdSleep.E14" chart:label-cell-address="SonicXdSleep.D3:SonicXdSleep.D3" chart:class="chart:line">
            <chart:data-point chart:repeated="10"/>
          </chart:series>
          <chart:series chart:style-name="ch11" chart:values-cell-range-address="SonicXdSleep.G5:SonicXdSleep.G14" chart:label-cell-address="SonicXdSleep.F3:SonicXdSleep.F3" chart:class="chart:line">
            <chart:data-point chart:repeated="10"/>
          </chart:series>
          <chart:series chart:style-name="ch12" chart:values-cell-range-address="SonicXdSleep.I5:SonicXdSleep.I14" chart:label-cell-address="SonicXdSleep.H3:SonicXdSleep.H3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d: 5 usec</text:p>
                <draw:g>
                  <svg:desc>SonicXdSleep.B3:SonicXdSleep.B3</svg:desc>
                </draw:g>
              </table:table-cell>
              <table:table-cell office:value-type="string">
                <text:p>Xd: 5000 usec</text:p>
                <draw:g>
                  <svg:desc>SonicXdSleep.D3:SonicXdSleep.D3</svg:desc>
                </draw:g>
              </table:table-cell>
              <table:table-cell office:value-type="string">
                <text:p>Xd: 50000 usec</text:p>
                <draw:g>
                  <svg:desc>SonicXdSleep.F3:SonicXdSleep.F3</svg:desc>
                </draw:g>
              </table:table-cell>
              <table:table-cell office:value-type="string">
                <text:p>Xd: 500000 usec</text:p>
                <draw:g>
                  <svg:desc>SonicXdSleep.H3:SonicXdSleep.H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nicXdSleep.A5:SonicXdSleep.A14</svg:desc>
                </draw:g>
              </table:table-cell>
              <table:table-cell office:value-type="float" office:value="6509975">
                <text:p>6509975</text:p>
                <draw:g>
                  <svg:desc>SonicXdSleep.C5:SonicXdSleep.C14</svg:desc>
                </draw:g>
              </table:table-cell>
              <table:table-cell office:value-type="float" office:value="6528344">
                <text:p>6528344</text:p>
                <draw:g>
                  <svg:desc>SonicXdSleep.E5:SonicXdSleep.E14</svg:desc>
                </draw:g>
              </table:table-cell>
              <table:table-cell office:value-type="float" office:value="6498696">
                <text:p>6498696</text:p>
                <draw:g>
                  <svg:desc>SonicXdSleep.G5:SonicXdSleep.G14</svg:desc>
                </draw:g>
              </table:table-cell>
              <table:table-cell office:value-type="float" office:value="6553550">
                <text:p>6553550</text:p>
                <draw:g>
                  <svg:desc>SonicXdSleep.I5:SonicXdSleep.I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460289">
                <text:p>6460289</text:p>
              </table:table-cell>
              <table:table-cell office:value-type="float" office:value="6638052">
                <text:p>6638052</text:p>
              </table:table-cell>
              <table:table-cell office:value-type="float" office:value="6465788">
                <text:p>6465788</text:p>
              </table:table-cell>
              <table:table-cell office:value-type="float" office:value="6394763">
                <text:p>63947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434556">
                <text:p>6434556</text:p>
              </table:table-cell>
              <table:table-cell office:value-type="float" office:value="6544246">
                <text:p>6544246</text:p>
              </table:table-cell>
              <table:table-cell office:value-type="float" office:value="6422193">
                <text:p>6422193</text:p>
              </table:table-cell>
              <table:table-cell office:value-type="float" office:value="6438664">
                <text:p>64386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434750">
                <text:p>6434750</text:p>
              </table:table-cell>
              <table:table-cell office:value-type="float" office:value="6503103">
                <text:p>6503103</text:p>
              </table:table-cell>
              <table:table-cell office:value-type="float" office:value="6466727">
                <text:p>6466727</text:p>
              </table:table-cell>
              <table:table-cell office:value-type="float" office:value="6494800">
                <text:p>64948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434077">
                <text:p>6434077</text:p>
              </table:table-cell>
              <table:table-cell office:value-type="float" office:value="6509305">
                <text:p>6509305</text:p>
              </table:table-cell>
              <table:table-cell office:value-type="float" office:value="6404049">
                <text:p>6404049</text:p>
              </table:table-cell>
              <table:table-cell office:value-type="float" office:value="6417220">
                <text:p>641722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432871">
                <text:p>6432871</text:p>
              </table:table-cell>
              <table:table-cell office:value-type="float" office:value="6533440">
                <text:p>6533440</text:p>
              </table:table-cell>
              <table:table-cell office:value-type="float" office:value="6430878">
                <text:p>6430878</text:p>
              </table:table-cell>
              <table:table-cell office:value-type="float" office:value="6430975">
                <text:p>64309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46171">
                <text:p>6446171</text:p>
              </table:table-cell>
              <table:table-cell office:value-type="float" office:value="6491884">
                <text:p>6491884</text:p>
              </table:table-cell>
              <table:table-cell office:value-type="float" office:value="6441101">
                <text:p>6441101</text:p>
              </table:table-cell>
              <table:table-cell office:value-type="float" office:value="6428067">
                <text:p>642806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308737">
                <text:p>6308737</text:p>
              </table:table-cell>
              <table:table-cell office:value-type="float" office:value="6664618">
                <text:p>6664618</text:p>
              </table:table-cell>
              <table:table-cell office:value-type="float" office:value="6419299">
                <text:p>6419299</text:p>
              </table:table-cell>
              <table:table-cell office:value-type="float" office:value="6440228">
                <text:p>644022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380074">
                <text:p>6380074</text:p>
              </table:table-cell>
              <table:table-cell office:value-type="float" office:value="6403901">
                <text:p>6403901</text:p>
              </table:table-cell>
              <table:table-cell office:value-type="float" office:value="6367137">
                <text:p>6367137</text:p>
              </table:table-cell>
              <table:table-cell office:value-type="float" office:value="6382897">
                <text:p>638289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396512">
                <text:p>6396512</text:p>
              </table:table-cell>
              <table:table-cell office:value-type="float" office:value="6416717">
                <text:p>6416717</text:p>
              </table:table-cell>
              <table:table-cell office:value-type="float" office:value="6411012">
                <text:p>6411012</text:p>
              </table:table-cell>
              <table:table-cell office:value-type="float" office:value="6393643">
                <text:p>63936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